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9cm" fo:min-width="0.662cm"/>
    </style:style>
    <style:style style:name="gr2" style:family="graphic" style:parent-style-name="objectwithoutfill">
      <style:graphic-properties svg:stroke-width="0.102cm" svg:stroke-color="#ffd428" draw:marker-start-width="0.355cm" draw:marker-end-width="0.35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ff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472702" draw:marker-start-width="0.356cm" draw:marker-end-width="0.35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6" style:family="graphic" style:parent-style-name="standard">
      <style:graphic-properties svg:stroke-width="0.102cm" svg:stroke-color="#472702" draw:marker-start-width="0.356cm" draw:marker-end-width="0.356cm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draw:stroke="none" svg:stroke-color="#000000" draw:fill="none" draw:fill-color="#ffffff" fo:min-height="0.1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15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255cm"/>
      <style:paragraph-properties style:writing-mode="lr-tb"/>
    </style:style>
    <style:style style:name="gr10" style:family="graphic" style:parent-style-name="standard">
      <style:graphic-properties svg:stroke-width="0.102cm" svg:stroke-color="#ff0000" draw:marker-start-width="0.356cm" draw:marker-end-width="0.356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2" style:family="graphic" style:parent-style-name="standard">
      <style:graphic-properties svg:stroke-width="0.102cm" svg:stroke-color="#ffd428" draw:marker-start-width="0.356cm" draw:marker-end-width="0.356cm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4" style:family="graphic" style:parent-style-name="objectwithoutfill">
      <style:graphic-properties draw:marker-end="Arrowheads_20_1" draw:marker-end-width="0.152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1.366cm" fo:min-width="1.044cm"/>
    </style:style>
    <style:style style:name="gr16" style:family="graphic" style:parent-style-name="objectwithoutfill">
      <style:graphic-properties svg:stroke-width="0.102cm" svg:stroke-color="#000000" draw:marker-start-width="0.356cm" draw:marker-end-width="0.356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02cm" svg:stroke-color="#2a6099" draw:marker-start-width="0.356cm" draw:marker-end-width="0.356cm" draw:fill="none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00a933" draw:marker-start-width="0.356cm" draw:marker-end-width="0.356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2a6099" draw:marker-start-width="0.356cm" draw:marker-end-width="0.356cm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svg:stroke-width="0.102cm" svg:stroke-color="#00a933" draw:marker-start-width="0.356cm" draw:marker-end-width="0.356cm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svg:stroke-width="0.051cm" svg:stroke-color="#000000" draw:marker-start-width="0.279cm" draw:marker-end-width="0.27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svg:stroke-width="0.102cm" svg:stroke-color="#000000" draw:marker-start-width="0.356cm" draw:marker-end-width="0.356cm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svg:stroke-color="#000000" draw:fill="none" draw:fill-color="#ffffff" fo:min-height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3.59999990463257pt" style:font-size-asian="3.59999990463257pt" style:font-size-complex="3.59999990463257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3.20000004768372pt" style:font-size-asian="3.20000004768372pt" style:font-size-complex="3.200000047683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61cm" svg:height="2.253cm" svg:x="2.731cm" svg:y="8.77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xml:id="id5" draw:id="id5" draw:layer="layout" svg:x1="3.898cm" svg:y1="9.649cm" svg:x2="4.921cm" svg:y2="9.649cm">
          <text:p/>
        </draw:line>
        <draw:line draw:style-name="gr3" draw:text-style-name="P2" xml:id="id3" draw:id="id3" draw:layer="layout" svg:x1="3.9cm" svg:y1="10.001cm" svg:x2="4.923cm" svg:y2="10.001cm">
          <text:p/>
        </draw:line>
        <draw:line draw:style-name="gr4" draw:text-style-name="P2" xml:id="id1" draw:id="id1" draw:layer="layout" svg:x1="3.883cm" svg:y1="10.371cm" svg:x2="4.906cm" svg:y2="10.371cm">
          <text:p/>
        </draw:line>
        <draw:frame draw:style-name="gr5" draw:text-style-name="P3" draw:layer="layout" svg:width="2.674cm" svg:height="0.78cm" svg:x="6.619cm" svg:y="5.966cm">
          <draw:text-box>
            <text:p><text:span text:style-name="T1">Mega</text:span></text:p>
            <text:p><text:span text:style-name="T1">Pwr &amp; Gnd Header</text:span></text:p>
          </draw:text-box>
        </draw:frame>
        <draw:connector draw:style-name="gr6" draw:text-style-name="P1" draw:layer="layout" svg:x1="4.906cm" svg:y1="10.371cm" svg:x2="9.298cm" svg:y2="8.894cm" draw:start-shape="id1" draw:start-glue-point="1" draw:end-shape="id2" draw:end-glue-point="3" svg:d="M4906 10371h2222v-1477h2170" svg:viewBox="0 0 4393 1478">
          <text:p/>
        </draw:connector>
        <draw:frame draw:style-name="gr7" draw:text-style-name="P4" xml:id="id10" draw:id="id10" draw:layer="layout" svg:width="0.808cm" svg:height="0.391cm" svg:x="9.31cm" svg:y="8.966cm">
          <draw:text-box>
            <text:p><text:span text:style-name="T2">GND</text:span></text:p>
          </draw:text-box>
        </draw:frame>
        <draw:frame draw:style-name="gr8" draw:text-style-name="P5" xml:id="id8" draw:id="id8" draw:layer="layout" svg:width="0.685cm" svg:height="0.408cm" svg:x="9.28cm" svg:y="8.435cm">
          <draw:text-box>
            <text:p><text:span text:style-name="T3">5v</text:span></text:p>
          </draw:text-box>
        </draw:frame>
        <draw:frame draw:style-name="gr9" draw:text-style-name="P5" xml:id="id4" draw:id="id4" draw:layer="layout" svg:width="0.847cm" svg:height="0.505cm" svg:x="9.278cm" svg:y="7.593cm">
          <draw:text-box>
            <text:p><text:span text:style-name="T4">IOREF</text:span></text:p>
          </draw:text-box>
          <draw:glue-point draw:id="4" svg:x="2.627cm" svg:y="-5cm"/>
          <draw:glue-point draw:id="5" svg:x="1.81cm" svg:y="-4.466cm"/>
        </draw:frame>
        <draw:frame draw:style-name="gr7" draw:text-style-name="P4" xml:id="id2" draw:id="id2" draw:layer="layout" svg:width="0.813cm" svg:height="0.391cm" svg:x="9.298cm" svg:y="8.699cm">
          <draw:text-box>
            <text:p><text:span text:style-name="T2">GND</text:span></text:p>
          </draw:text-box>
          <draw:glue-point draw:id="4" svg:x="3.253cm" svg:y="-4.603cm"/>
        </draw:frame>
        <draw:connector draw:style-name="gr10" draw:text-style-name="P1" draw:layer="layout" draw:line-skew="-0.483cm" svg:x1="4.923cm" svg:y1="10.001cm" svg:x2="9.278cm" svg:y2="7.845cm" draw:start-shape="id3" draw:start-glue-point="1" draw:end-shape="id4" svg:d="M4923 10001h1720v-2156h2635" svg:viewBox="0 0 4356 2157">
          <text:p/>
        </draw:connector>
        <draw:frame draw:style-name="gr11" draw:text-style-name="P3" draw:layer="layout" svg:width="1.887cm" svg:height="0.727cm" svg:x="10.477cm" svg:y="12.622cm">
          <draw:text-box>
            <text:p><text:span text:style-name="T1">Mega</text:span></text:p>
            <text:p><text:span text:style-name="T1">Digital Header</text:span></text:p>
          </draw:text-box>
        </draw:frame>
        <draw:connector draw:style-name="gr12" draw:text-style-name="P1" draw:layer="layout" draw:line-skew="-1.264cm" svg:x1="4.921cm" svg:y1="9.649cm" svg:x2="9.286cm" svg:y2="10.9cm" draw:start-shape="id5" draw:start-glue-point="1" draw:end-shape="id6" draw:end-glue-point="3" svg:d="M4921 9649h944v1251h3421" svg:viewBox="0 0 4366 1252">
          <text:p/>
        </draw:connector>
        <draw:frame draw:style-name="gr8" draw:text-style-name="P5" xml:id="id6" draw:id="id6" draw:layer="layout" svg:width="0.673cm" svg:height="0.408cm" svg:x="9.286cm" svg:y="10.696cm">
          <draw:text-box>
            <text:p><text:span text:style-name="T3">12</text:span></text:p>
          </draw:text-box>
        </draw:frame>
        <draw:g>
          <draw:glue-point draw:id="4" svg:x="-4.375cm" svg:y="-3.126cm"/>
          <draw:custom-shape draw:style-name="gr13" draw:text-style-name="P2" draw:layer="layout" svg:width="0.238cm" svg:height="0.265cm" svg:x="9.181cm" svg:y="7.44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81cm" svg:y="7.71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8cm" svg:y="7.97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8cm" svg:y="8.23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8cm" svg:y="8.49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8cm" svg:y="8.76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79cm" svg:y="9.02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79cm" svg:y="9.29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glue-point draw:id="4" svg:x="-4.375cm" svg:y="-3.126cm"/>
            <draw:custom-shape draw:style-name="gr13" draw:text-style-name="P2" draw:layer="layout" svg:width="0.238cm" svg:height="0.265cm" svg:x="9.173cm" svg:y="10.49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0.238cm" svg:height="0.265cm" svg:x="9.173cm" svg:y="10.75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0.238cm" svg:height="0.265cm" svg:x="9.172cm" svg:y="11.0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0.238cm" svg:height="0.265cm" svg:x="9.172cm" svg:y="11.28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0.238cm" svg:height="0.265cm" svg:x="9.172cm" svg:y="11.545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0.238cm" svg:height="0.265cm" svg:x="9.172cm" svg:y="11.80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0.238cm" svg:height="0.265cm" svg:x="9.171cm" svg:y="12.072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0.238cm" svg:height="0.265cm" svg:x="9.171cm" svg:y="12.33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2" draw:layer="layout" svg:width="0.238cm" svg:height="0.265cm" svg:x="9.172cm" svg:y="12.597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72cm" svg:y="12.86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71cm" svg:y="13.12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71cm" svg:y="13.388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6" draw:layer="layout" svg:x1="10.609cm" svg:y1="13.089cm" svg:x2="9.496cm" svg:y2="12.373cm">
          <text:p/>
        </draw:line>
        <draw:custom-shape draw:style-name="gr15" draw:text-style-name="P1" draw:layer="layout" svg:width="2.058cm" svg:height="2.129cm" svg:x="2.459cm" svg:y="13.053cm">
          <draw:glue-point draw:id="10" svg:x="4.766cm" svg:y="-2.653cm"/>
          <draw:glue-point draw:id="11" svg:x="4.766cm" svg:y="-0.723cm"/>
          <draw:glue-point draw:id="12" svg:x="4.795cm" svg:y="1.099cm"/>
          <draw:glue-point draw:id="13" svg:x="4.708cm" svg:y="2.945cm"/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1111.9961146187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14" draw:text-style-name="P6" draw:layer="layout" svg:x1="8.399cm" svg:y1="6.658cm" svg:x2="9.063cm" svg:y2="7.467cm">
          <text:p/>
        </draw:line>
        <draw:frame draw:style-name="gr11" draw:text-style-name="P3" draw:layer="layout" svg:width="1.887cm" svg:height="0.727cm" svg:x="1.517cm" svg:y="7.663cm">
          <draw:text-box>
            <text:p><text:span text:style-name="T1">Direction Servo</text:span></text:p>
          </draw:text-box>
        </draw:frame>
        <draw:line draw:style-name="gr14" draw:text-style-name="P6" draw:layer="layout" svg:x1="1.811cm" svg:y1="8.314cm" svg:x2="2.529cm" svg:y2="9.208cm">
          <text:p/>
        </draw:line>
        <draw:frame draw:style-name="gr11" draw:text-style-name="P3" draw:layer="layout" svg:width="1.887cm" svg:height="0.727cm" svg:x="1.235cm" svg:y="11.615cm">
          <draw:text-box>
            <text:p><text:span text:style-name="T1">HuskyLens</text:span></text:p>
            <text:p><text:span text:style-name="T1">AI</text:span></text:p>
          </draw:text-box>
        </draw:frame>
        <draw:line draw:style-name="gr14" draw:text-style-name="P6" draw:layer="layout" svg:x1="1.599cm" svg:y1="12.253cm" svg:x2="2.317cm" svg:y2="13.147cm">
          <text:p/>
        </draw:line>
        <draw:line draw:style-name="gr3" draw:text-style-name="P2" xml:id="id7" draw:id="id7" draw:layer="layout" svg:x1="4.465cm" svg:y1="13.553cm" svg:x2="5.488cm" svg:y2="13.553cm">
          <text:p/>
        </draw:line>
        <draw:line draw:style-name="gr16" draw:text-style-name="P2" xml:id="id9" draw:id="id9" draw:layer="layout" svg:x1="4.46cm" svg:y1="13.969cm" svg:x2="5.483cm" svg:y2="13.969cm">
          <text:p/>
        </draw:line>
        <draw:line draw:style-name="gr17" draw:text-style-name="P2" xml:id="id11" draw:id="id11" draw:layer="layout" svg:x1="4.457cm" svg:y1="14.344cm" svg:x2="5.473cm" svg:y2="14.345cm">
          <text:p/>
        </draw:line>
        <draw:line draw:style-name="gr18" draw:text-style-name="P2" xml:id="id12" draw:id="id12" draw:layer="layout" svg:x1="4.45cm" svg:y1="14.733cm" svg:x2="5.473cm" svg:y2="14.733cm">
          <text:p/>
        </draw:line>
        <draw:connector draw:style-name="gr10" draw:text-style-name="P1" draw:layer="layout" svg:x1="5.488cm" svg:y1="13.553cm" svg:x2="9.28cm" svg:y2="8.639cm" draw:start-shape="id7" draw:start-glue-point="1" draw:end-shape="id8" draw:end-glue-point="3" svg:d="M5488 13553h1922v-4914h1870" svg:viewBox="0 0 3793 4915">
          <text:p/>
        </draw:connector>
        <draw:connector draw:style-name="gr6" draw:text-style-name="P1" draw:layer="layout" draw:line-skew="0.375cm" svg:x1="5.483cm" svg:y1="13.969cm" svg:x2="9.31cm" svg:y2="9.161cm" draw:start-shape="id9" draw:start-glue-point="1" draw:end-shape="id10" draw:end-glue-point="3" svg:d="M5483 13969h2314v-4808h1513" svg:viewBox="0 0 3828 4809">
          <text:p/>
        </draw:connector>
        <draw:frame draw:style-name="gr8" draw:text-style-name="P5" draw:layer="layout" svg:width="0.673cm" svg:height="0.408cm" svg:x="8.748cm" svg:y="10.949cm">
          <draw:text-box>
            <text:p><text:span text:style-name="T3">11</text:span></text:p>
          </draw:text-box>
        </draw:frame>
        <draw:connector draw:style-name="gr19" draw:text-style-name="P1" draw:layer="layout" draw:line-skew="0.589cm" svg:x1="5.473cm" svg:y1="14.344cm" svg:x2="9.28cm" svg:y2="15.163cm" draw:start-shape="id11" draw:start-glue-point="1" svg:d="M5473 14344h2768v819h1039" svg:viewBox="0 0 3808 820">
          <text:p/>
        </draw:connector>
        <draw:connector draw:style-name="gr20" draw:text-style-name="P1" draw:layer="layout" svg:x1="5.473cm" svg:y1="14.733cm" svg:x2="9.287cm" svg:y2="15.439cm" draw:start-shape="id12" draw:start-glue-point="1" svg:d="M5473 14733h2183v706h1631" svg:viewBox="0 0 3815 707">
          <text:p/>
        </draw:connector>
        <draw:custom-shape draw:style-name="gr1" draw:text-style-name="P1" draw:layer="layout" svg:width="1.161cm" svg:height="2.253cm" svg:x="13.433cm" svg:y="9.538cm">
          <text:p/>
          <draw:enhanced-geometry svg:viewBox="0 0 88 21600" draw:glue-points="44 ?f6 44 0 0 10800 44 21600 88 10800" draw:text-areas="0 ?f6 88 ?f3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2" xml:id="id13" draw:id="id13" draw:layer="layout" svg:x1="13.428cm" svg:y1="10.413cm" svg:x2="12.405cm" svg:y2="10.413cm">
          <text:p/>
        </draw:line>
        <draw:line draw:style-name="gr3" draw:text-style-name="P2" xml:id="id15" draw:id="id15" draw:layer="layout" svg:x1="13.426cm" svg:y1="10.765cm" svg:x2="12.403cm" svg:y2="10.765cm">
          <text:p/>
        </draw:line>
        <draw:line draw:style-name="gr4" draw:text-style-name="P2" xml:id="id14" draw:id="id14" draw:layer="layout" svg:x1="13.443cm" svg:y1="11.135cm" svg:x2="11.764cm" svg:y2="11.129cm">
          <text:p/>
        </draw:line>
        <draw:frame draw:style-name="gr11" draw:text-style-name="P3" draw:layer="layout" svg:width="1.887cm" svg:height="0.727cm" svg:x="14.615cm" svg:y="8.527cm">
          <draw:text-box>
            <text:p><text:span text:style-name="T1">Ball Release Servo</text:span></text:p>
          </draw:text-box>
        </draw:frame>
        <draw:line draw:style-name="gr14" draw:text-style-name="P6" draw:layer="layout" svg:x1="15.248cm" svg:y1="9.242cm" svg:x2="14.657cm" svg:y2="9.673cm">
          <text:p/>
        </draw:line>
        <draw:g>
          <draw:custom-shape draw:style-name="gr13" draw:text-style-name="P2" draw:layer="layout" svg:width="0.238cm" svg:height="0.265cm" svg:x="9.173cm" svg:y="13.72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73cm" svg:y="13.985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7" draw:layer="layout" svg:width="0.238cm" svg:height="0.265cm" svg:x="9.172cm" svg:y="14.24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72cm" svg:y="14.512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3" draw:text-style-name="P2" draw:layer="layout" svg:width="0.238cm" svg:height="0.265cm" svg:x="9.172cm" svg:y="14.773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0.238cm" svg:height="0.265cm" svg:x="9.172cm" svg:y="15.037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2" draw:layer="layout" svg:width="0.238cm" svg:height="0.265cm" svg:x="9.171cm" svg:y="15.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71cm" svg:y="15.56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72cm" svg:y="15.8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72cm" svg:y="16.089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svg:x="9.171cm" svg:y="16.352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3" draw:layer="layout" svg:width="1.887cm" svg:height="0.727cm" svg:x="10.133cm" svg:y="16.781cm">
          <draw:text-box>
            <text:p><text:span text:style-name="T1">Mega</text:span></text:p>
            <text:p><text:span text:style-name="T1">Comm Header</text:span></text:p>
          </draw:text-box>
        </draw:frame>
        <draw:line draw:style-name="gr14" draw:text-style-name="P6" draw:layer="layout" svg:x1="10.265cm" svg:y1="17.248cm" svg:x2="9.538cm" svg:y2="16.418cm">
          <text:p/>
        </draw:line>
        <draw:frame draw:style-name="gr8" draw:text-style-name="P5" draw:layer="layout" svg:width="0.673cm" svg:height="0.408cm" svg:x="9.209cm" svg:y="14.966cm">
          <draw:text-box>
            <text:p><text:span text:style-name="T3">16</text:span></text:p>
          </draw:text-box>
        </draw:frame>
        <draw:frame draw:style-name="gr8" draw:text-style-name="P5" draw:layer="layout" svg:width="0.673cm" svg:height="0.408cm" svg:x="9.217cm" svg:y="15.238cm">
          <draw:text-box>
            <text:p><text:span text:style-name="T3">17</text:span></text:p>
          </draw:text-box>
        </draw:frame>
        <draw:connector draw:style-name="gr12" draw:text-style-name="P1" draw:layer="layout" svg:x1="12.405cm" svg:y1="10.413cm" svg:x2="9.286cm" svg:y2="11.143cm" draw:start-shape="id13" draw:start-glue-point="3" svg:d="M12405 10413h-1835v730h-1284" svg:viewBox="0 0 3120 731">
          <text:p/>
        </draw:connector>
        <draw:g>
          <draw:custom-shape draw:style-name="gr13" draw:text-style-name="P2" draw:layer="layout" svg:width="0.238cm" svg:height="0.265cm" draw:transform="rotate (-1.55072504039696) translate (11.894cm 8.15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draw:transform="rotate (-1.55072504039696) translate (11.899cm 8.39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draw:transform="rotate (-1.55072504039696) translate (11.629cm 8.165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draw:transform="rotate (-1.55072504039696) translate (11.634cm 8.402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draw:transform="rotate (-1.55072504039696) translate (11.361cm 8.172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38cm" svg:height="0.265cm" draw:transform="rotate (-1.55072504039696) translate (11.366cm 8.409cm)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3" draw:layer="layout" svg:width="1.887cm" svg:height="0.727cm" svg:x="11.664cm" svg:y="6.746cm">
          <draw:text-box>
            <text:p><text:span text:style-name="T1">Mega</text:span></text:p>
            <text:p><text:span text:style-name="T1">ICSP Header</text:span></text:p>
          </draw:text-box>
        </draw:frame>
        <draw:line draw:style-name="gr14" draw:text-style-name="P6" draw:layer="layout" svg:x1="12.109cm" svg:y1="7.48cm" svg:x2="11.641cm" svg:y2="8.081cm">
          <text:p/>
        </draw:line>
        <draw:connector draw:style-name="gr22" draw:text-style-name="P1" draw:layer="layout" svg:x1="11.764cm" svg:y1="11.132cm" svg:x2="11.252cm" svg:y2="8.528cm" draw:start-shape="id14" draw:start-glue-point="3" svg:d="M11764 11132h-551v-2604h39" svg:viewBox="0 0 552 2605">
          <text:p/>
        </draw:connector>
        <draw:connector draw:style-name="gr10" draw:text-style-name="P1" draw:layer="layout" svg:x1="12.403cm" svg:y1="10.765cm" svg:x2="11.759cm" svg:y2="8.514cm" draw:start-shape="id15" draw:start-glue-point="3" svg:d="M12403 10765v-1401h-644v-850" svg:viewBox="0 0 645 2252">
          <text:p/>
        </draw:connector>
        <draw:frame draw:style-name="gr8" draw:text-style-name="P5" draw:layer="layout" svg:width="0.355cm" svg:height="0.408cm" svg:x="10.85cm" svg:y="8.341cm">
          <draw:text-box>
            <text:p><text:span text:style-name="T3">6</text:span></text:p>
          </draw:text-box>
        </draw:frame>
        <draw:frame draw:style-name="gr23" draw:text-style-name="P5" draw:layer="layout" svg:width="0.353cm" svg:height="0.408cm" svg:x="11.883cm" svg:y="8.314cm">
          <draw:text-box>
            <text:p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ennis O'Brien</meta:initial-creator>
    <meta:creation-date>2024-03-15T16:15:53.443000000</meta:creation-date>
    <dc:date>2024-03-29T12:41:18.196000000</dc:date>
    <dc:creator>Dennis O'Brien</dc:creator>
    <meta:editing-duration>PT1H42M51S</meta:editing-duration>
    <meta:editing-cycles>10</meta:editing-cycles>
    <meta:generator>LibreOffice/7.2.7.2$Windows_X86_64 LibreOffice_project/8d71d29d553c0f7dcbfa38fbfda25ee34cce99a2</meta:generator>
    <meta:document-statistic meta:object-count="90"/>
  </office:meta>
</office:document-meta>
</file>